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99pt double #000000" style:border-line-width="0.26pt 0.26pt 0.51pt"/>
    </style:style>
    <style:style style:name="ce2" style:family="table-cell" style:parent-style-name="Default">
      <style:table-cell-properties fo:border-bottom="none" fo:border-left="0.99pt double #000000" style:border-line-width-left="0.74pt 0.74pt 0.06pt" fo:border-right="0.99pt double #000000" style:border-line-width-right="0.74pt 0.74pt 0.06pt" fo:border-top="none"/>
    </style:style>
    <style:style style:name="ce3" style:family="table-cell" style:parent-style-name="Default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</style:style>
    <style:style style:name="ce4" style:family="table-cell" style:parent-style-name="Default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none"/>
    </style:style>
    <style:style style:name="ce5" style:family="table-cell" style:parent-style-name="Default">
      <style:table-cell-properties fo:border-bottom="0.99pt double #000000" style:border-line-width-bottom="0.74pt 0.74pt 0.06pt" fo:background-color="#9999ff" fo:border-left="0.99pt double #000000" style:border-line-width-left="0.74pt 0.74pt 0.06pt" fo:border-right="0.99pt double #000000" style:border-line-width-right="0.74pt 0.74pt 0.06pt" fo:border-top="none"/>
    </style:style>
    <style:style style:name="ce6" style:family="table-cell" style:parent-style-name="Default">
      <style:table-cell-properties fo:border-bottom="none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</style:style>
    <style:style style:name="ce7" style:family="table-cell" style:parent-style-name="Default">
      <style:table-cell-properties fo:border-bottom="0.99pt double #000000" style:border-line-width-bottom="0.74pt 0.74pt 0.06pt" fo:border-left="0.99pt double #000000" style:border-line-width-left="0.74pt 0.74pt 0.06pt" fo:border-right="0.99pt double #000000" style:border-line-width-right="0.74pt 0.74pt 0.06pt" fo:border-top="none"/>
    </style:style>
    <style:style style:name="ce8" style:family="table-cell" style:parent-style-name="Default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none"/>
    </style:style>
    <style:style style:name="ce9" style:family="table-cell" style:parent-style-name="Default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</style:style>
    <style:style style:name="ce10" style:family="table-cell" style:parent-style-name="Default">
      <style:table-cell-properties fo:border-bottom="0.99pt double #000000" style:border-line-width-bottom="0.74pt 0.74pt 0.06pt" fo:background-color="#ffff66" fo:border-left="0.99pt double #000000" style:border-line-width-left="0.74pt 0.74pt 0.06pt" fo:border-right="0.99pt double #000000" style:border-line-width-right="0.74pt 0.74pt 0.06pt" fo:border-top="none"/>
    </style:style>
    <style:style style:name="ce11" style:family="table-cell" style:parent-style-name="Default">
      <style:table-cell-properties fo:border-bottom="none" fo:border-left="0.99pt double #000000" style:border-line-width-left="0.26pt 0.26pt 0.51pt" fo:border-right="0.99pt double #000000" style:border-line-width-right="0.26pt 0.26pt 0.51pt" fo:border-top="0.99pt double #000000" style:border-line-width-top="0.26pt 0.26pt 0.51pt"/>
    </style:style>
    <style:style style:name="ce12" style:family="table-cell" style:parent-style-name="Default">
      <style:table-cell-properties fo:border-bottom="none" fo:border-left="0.99pt double #000000" style:border-line-width-left="0.26pt 0.26pt 0.51pt" fo:border-right="0.99pt double #000000" style:border-line-width-right="0.26pt 0.26pt 0.51pt" fo:border-top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0.99pt double #000000" style:border-line-width-left="0.74pt 0.74pt 0.06pt" fo:border-right="none" fo:border-top="0.99pt double #000000" style:border-line-width-top="0.74pt 0.74pt 0.06pt"/>
    </style:style>
    <style:style style:name="ce15" style:family="table-cell" style:parent-style-name="Default">
      <style:table-cell-properties fo:border-bottom="none" fo:border-left="0.99pt double #000000" style:border-line-width-left="0.74pt 0.74pt 0.06pt" fo:border-right="none" fo:border-top="none"/>
    </style:style>
    <style:style style:name="ce16" style:family="table-cell" style:parent-style-name="Default">
      <style:table-cell-properties fo:border-bottom="none" fo:border-left="0.99pt double #000000" style:border-line-width-left="0.74pt 0.74pt 0.06pt" fo:border-right="none" fo:border-top="0.06pt solid #000000"/>
    </style:style>
    <style:style style:name="ce17" style:family="table-cell" style:parent-style-name="Default">
      <style:table-cell-properties fo:border-bottom="0.06pt solid #000000" fo:border-left="0.99pt double #000000" style:border-line-width-left="0.74pt 0.74pt 0.06pt" fo:border-right="none" fo:border-top="none"/>
    </style:style>
    <style:style style:name="ce18" style:family="table-cell" style:parent-style-name="Default">
      <style:table-cell-properties fo:border-bottom="0.99pt double #000000" style:border-line-width-bottom="0.74pt 0.74pt 0.06pt" fo:border-left="0.99pt double #000000" style:border-line-width-left="0.74pt 0.74pt 0.06pt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double #000000" style:border-line-width-top="0.74pt 0.74pt 0.06pt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99pt double #000000" style:border-line-width-bottom="0.74pt 0.74pt 0.06pt" fo:border-left="none" fo:border-right="none" fo:border-top="none"/>
    </style:style>
    <style:style style:name="ce23" style:family="table-cell" style:parent-style-name="Default">
      <style:table-cell-properties fo:border="0.99pt double #000000" style:border-line-width="0.26pt 0.26pt 0.51pt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0.99pt double #000000" style:border-line-width-bottom="0.74pt 0.74pt 0.06pt" fo:background-color="#9999ff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0.99pt double #000000" style:border-line-width-bottom="0.74pt 0.74pt 0.06pt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-bottom="0.99pt double #000000" style:border-line-width-bottom="0.74pt 0.74pt 0.06pt" fo:background-color="#ffff66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none" fo:border-left="0.99pt double #000000" style:border-line-width-left="0.26pt 0.26pt 0.51pt" fo:border-right="0.99pt double #000000" style:border-line-width-right="0.26pt 0.26pt 0.51pt" fo:border-top="0.99pt double #000000" style:border-line-width-top="0.26pt 0.26pt 0.51pt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order-left="0.99pt double #000000" style:border-line-width-left="0.26pt 0.26pt 0.51pt" fo:border-right="0.99pt double #000000" style:border-line-width-right="0.26pt 0.26pt 0.51pt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none" fo:border-left="none" fo:border-right="none" fo:border-top="0.99pt double #000000" style:border-line-width-top="0.74pt 0.74pt 0.06pt"/>
    </style:style>
    <style:style style:name="ce36" style:family="table-cell" style:parent-style-name="Default" style:data-style-name="N2">
      <style:table-cell-properties fo:border="none"/>
    </style:style>
    <style:style style:name="ce3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9" style:family="table-cell" style:parent-style-name="Default" style:data-style-name="N2">
      <style:table-cell-properties fo:border-bottom="0.99pt double #000000" style:border-line-width-bottom="0.74pt 0.74pt 0.06pt" fo:border-left="none" fo:border-right="none" fo:border-top="none"/>
    </style:style>
    <style:style style:name="ce40" style:family="table-cell" style:parent-style-name="Default" style:data-style-name="N121">
      <style:table-cell-properties fo:border-bottom="none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121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42" style:family="table-cell" style:parent-style-name="Default" style:data-style-name="N121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121">
      <style:table-cell-properties fo:border-bottom="0.99pt double #000000" style:border-line-width-bottom="0.74pt 0.74pt 0.06pt" fo:background-color="#9999ff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121">
      <style:table-cell-properties fo:border-bottom="none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45" style:family="table-cell" style:parent-style-name="Default" style:data-style-name="N121">
      <style:table-cell-properties fo:border-bottom="0.99pt double #000000" style:border-line-width-bottom="0.74pt 0.74pt 0.06pt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46" style:family="table-cell" style:parent-style-name="Default" style:data-style-name="N121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121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48" style:family="table-cell" style:parent-style-name="Default" style:data-style-name="N121">
      <style:table-cell-properties fo:border-bottom="0.99pt double #000000" style:border-line-width-bottom="0.74pt 0.74pt 0.06pt" fo:background-color="#ffff66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121">
      <style:table-cell-properties fo:border-bottom="none" fo:border-left="0.99pt double #000000" style:border-line-width-left="0.26pt 0.26pt 0.51pt" fo:border-right="0.99pt double #000000" style:border-line-width-right="0.26pt 0.26pt 0.51pt" fo:border-top="0.99pt double #000000" style:border-line-width-top="0.26pt 0.26pt 0.51pt"/>
      <style:text-properties fo:font-weight="bold" style:font-weight-asian="bold" style:font-weight-complex="bold"/>
    </style:style>
    <style:style style:name="ce50" style:family="table-cell" style:parent-style-name="Default" style:data-style-name="N121">
      <style:table-cell-properties fo:border-bottom="none" fo:border-left="0.99pt double #000000" style:border-line-width-left="0.26pt 0.26pt 0.51pt" fo:border-right="0.99pt double #000000" style:border-line-width-right="0.26pt 0.26pt 0.51pt" fo:border-top="none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order-bottom="none" fo:border-left="none" fo:border-right="0.99pt double #000000" style:border-line-width-right="0.74pt 0.74pt 0.06pt" fo:border-top="0.99pt double #000000" style:border-line-width-top="0.74pt 0.74pt 0.06pt"/>
    </style:style>
    <style:style style:name="ce52" style:family="table-cell" style:parent-style-name="Default" style:data-style-name="N2">
      <style:table-cell-properties fo:border-bottom="none" fo:border-left="none" fo:border-right="0.99pt double #000000" style:border-line-width-right="0.74pt 0.74pt 0.06pt" fo:border-top="none"/>
    </style:style>
    <style:style style:name="ce53" style:family="table-cell" style:parent-style-name="Default" style:data-style-name="N2">
      <style:table-cell-properties fo:border-bottom="none" fo:border-left="none" fo:border-right="0.99pt double #000000" style:border-line-width-right="0.74pt 0.74pt 0.06pt" fo:border-top="0.06pt solid #000000"/>
    </style:style>
    <style:style style:name="ce54" style:family="table-cell" style:parent-style-name="Default" style:data-style-name="N2">
      <style:table-cell-properties fo:border-bottom="0.06pt solid #000000" fo:border-left="none" fo:border-right="0.99pt double #000000" style:border-line-width-right="0.74pt 0.74pt 0.06pt" fo:border-top="none"/>
    </style:style>
    <style:style style:name="ce55" style:family="table-cell" style:parent-style-name="Default" style:data-style-name="N2">
      <style:table-cell-properties fo:border-bottom="0.99pt double #000000" style:border-line-width-bottom="0.74pt 0.74pt 0.06pt" fo:border-left="none" fo:border-right="0.99pt double #000000" style:border-line-width-right="0.74pt 0.74pt 0.06pt" fo:border-top="none"/>
    </style:style>
    <style:style style:name="ce56" style:family="table-cell" style:parent-style-name="Default">
      <style:table-cell-properties fo:background-color="#9999ff" fo:border="none"/>
    </style:style>
    <style:style style:name="ce57" style:family="table-cell" style:parent-style-name="Default">
      <style:table-cell-properties fo:background-color="#ffff66" fo:border="none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ackground-color="#9999ff" fo:border="0.06pt solid #000000"/>
    </style:style>
    <style:style style:name="ce60" style:family="table-cell" style:parent-style-name="Default">
      <style:table-cell-properties fo:background-color="#ffff66" fo:border="0.06pt solid #000000"/>
    </style:style>
  </office:automatic-styles>
  <office:body>
    <office:spreadsheet>
      <table:table table:name="alldat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5" table:default-cell-style-name="ce13"/>
        <table:table-column table:style-name="co7" table:number-columns-repeated="1009" table:default-cell-style-name="ce58"/>
        <table:table-row table:style-name="ro1">
          <table:table-cell table:style-name="ce1" office:value-type="string" calcext:value-type="string">
            <text:p>Assignment</text:p>
          </table:table-cell>
          <table:table-cell table:style-name="ce1" office:value-type="string" calcext:value-type="string">
            <text:p>num proc</text:p>
          </table:table-cell>
          <table:table-cell table:style-name="ce1" office:value-type="string" calcext:value-type="string">
            <text:p>num thread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grind_time</text:p>
          </table:table-cell>
          <table:table-cell table:style-name="ce1" office:value-type="string" calcext:value-type="string">
            <text:p>FOM</text:p>
          </table:table-cell>
          <table:table-cell table:style-name="ce23" office:value-type="string" calcext:value-type="string">
            <text:p>total #cores</text:p>
          </table:table-cell>
          <table:table-cell table:style-name="ce23" office:value-type="string" calcext:value-type="string">
            <text:p>time_avg</text:p>
          </table:table-cell>
          <table:table-cell table:style-name="ce23" office:value-type="string" calcext:value-type="string">
            <text:p>grind_time_avg</text:p>
          </table:table-cell>
          <table:table-cell table:style-name="ce23" office:value-type="string" calcext:value-type="string">
            <text:p>FOM_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56" calcext:value-type="float">
            <text:p>39.56</text:p>
          </table:table-cell>
          <table:table-cell office:value-type="float" office:value="1.5719" calcext:value-type="float">
            <text:p>1.5719</text:p>
          </table:table-cell>
          <table:table-cell office:value-type="float" office:value="636.17" calcext:value-type="float">
            <text:p>636.17</text:p>
          </table:table-cell>
          <table:table-cell table:formula="of:=[.B2]*[.C2]" office:value-type="float" office:value="1" calcext:value-type="float">
            <text:p>1</text:p>
          </table:table-cell>
          <table:table-cell table:style-name="ce24" table:formula="of:=AVERAGE([.D2:.D4])" office:value-type="float" office:value="40.6466666666667" calcext:value-type="float">
            <text:p>40.65</text:p>
          </table:table-cell>
          <table:table-cell table:style-name="ce40" table:formula="of:=AVERAGE([.E2:.E4])" office:value-type="float" office:value="1.6152" calcext:value-type="float">
            <text:p>1.61520</text:p>
          </table:table-cell>
          <table:table-cell table:style-name="ce24" table:formula="of:=AVERAGE([.F2:.F4])" office:value-type="float" office:value="620.063333333333" calcext:value-type="float">
            <text:p>62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92" calcext:value-type="float">
            <text:p>42.92</text:p>
          </table:table-cell>
          <table:table-cell office:value-type="float" office:value="1.7056" calcext:value-type="float">
            <text:p>1.7056</text:p>
          </table:table-cell>
          <table:table-cell office:value-type="float" office:value="586.3" calcext:value-type="float">
            <text:p>586.3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46" calcext:value-type="float">
            <text:p>39.46</text:p>
          </table:table-cell>
          <table:table-cell office:value-type="float" office:value="1.5681" calcext:value-type="float">
            <text:p>1.5681</text:p>
          </table:table-cell>
          <table:table-cell office:value-type="float" office:value="637.72" calcext:value-type="float">
            <text:p>637.72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3" office:value-type="string" calcext:value-type="string">
            <text:p>OMP GC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.34" calcext:value-type="float">
            <text:p>12.34</text:p>
          </table:table-cell>
          <table:table-cell table:style-name="ce3" office:value-type="float" office:value="0.49022" calcext:value-type="float">
            <text:p>0.49022</text:p>
          </table:table-cell>
          <table:table-cell table:style-name="ce3" office:value-type="float" office:value="2039.9" calcext:value-type="float">
            <text:p>2039.9</text:p>
          </table:table-cell>
          <table:table-cell table:style-name="ce3" table:formula="of:=[.B5]*[.C5]" office:value-type="float" office:value="16" calcext:value-type="float">
            <text:p>16</text:p>
          </table:table-cell>
          <table:table-cell table:style-name="ce25" table:formula="of:=AVERAGE([.D5:.D7])" office:value-type="float" office:value="11.5933333333333" calcext:value-type="float">
            <text:p>11.59</text:p>
          </table:table-cell>
          <table:table-cell table:style-name="ce41" table:formula="of:=AVERAGE([.E5:.E7])" office:value-type="float" office:value="0.460696666666667" calcext:value-type="float">
            <text:p>0.46070</text:p>
          </table:table-cell>
          <table:table-cell table:style-name="ce25" table:formula="of:=AVERAGE([.F5:.F7])" office:value-type="float" office:value="2174.96666666667" calcext:value-type="float">
            <text:p>2174.97</text:p>
          </table:table-cell>
          <table:table-cell table:style-name="ce56" table:number-columns-repeated="5"/>
          <table:table-cell table:style-name="ce59" table:number-columns-repeated="1009"/>
        </table:table-row>
        <table:table-row table:style-name="ro1">
          <table:table-cell table:style-name="ce4" office:value-type="string" calcext:value-type="string">
            <text:p>OMP G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.19" calcext:value-type="float">
            <text:p>11.19</text:p>
          </table:table-cell>
          <table:table-cell table:style-name="ce4" office:value-type="float" office:value="0.44482" calcext:value-type="float">
            <text:p>0.44482</text:p>
          </table:table-cell>
          <table:table-cell table:style-name="ce4" office:value-type="float" office:value="2248.1" calcext:value-type="float">
            <text:p>2248.1</text:p>
          </table:table-cell>
          <table:table-cell table:style-name="ce4"/>
          <table:table-cell table:style-name="ce26"/>
          <table:table-cell table:style-name="ce42"/>
          <table:table-cell table:style-name="ce26"/>
          <table:table-cell table:style-name="ce56" table:number-columns-repeated="5"/>
          <table:table-cell table:style-name="ce59" table:number-columns-repeated="1009"/>
        </table:table-row>
        <table:table-row table:style-name="ro1">
          <table:table-cell table:style-name="ce5" office:value-type="string" calcext:value-type="string">
            <text:p>OMP GC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.25" calcext:value-type="float">
            <text:p>11.25</text:p>
          </table:table-cell>
          <table:table-cell table:style-name="ce5" office:value-type="float" office:value="0.44705" calcext:value-type="float">
            <text:p>0.44705</text:p>
          </table:table-cell>
          <table:table-cell table:style-name="ce5" office:value-type="float" office:value="2236.9" calcext:value-type="float">
            <text:p>2236.9</text:p>
          </table:table-cell>
          <table:table-cell table:style-name="ce5"/>
          <table:table-cell table:style-name="ce27"/>
          <table:table-cell table:style-name="ce43"/>
          <table:table-cell table:style-name="ce27"/>
          <table:table-cell table:style-name="ce56" table:number-columns-repeated="5"/>
          <table:table-cell table:style-name="ce59" table:number-columns-repeated="1009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.44" calcext:value-type="float">
            <text:p>26.44</text:p>
          </table:table-cell>
          <table:table-cell office:value-type="float" office:value="1.0508" calcext:value-type="float">
            <text:p>1.0508</text:p>
          </table:table-cell>
          <table:table-cell office:value-type="float" office:value="951.67" calcext:value-type="float">
            <text:p>951.67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24" table:formula="of:=AVERAGE([.D8:.D10])" office:value-type="float" office:value="25.08" calcext:value-type="float">
            <text:p>25.08</text:p>
          </table:table-cell>
          <table:table-cell table:style-name="ce40" table:formula="of:=AVERAGE([.E8:.E10])" office:value-type="float" office:value="0.996606666666667" calcext:value-type="float">
            <text:p>0.99661</text:p>
          </table:table-cell>
          <table:table-cell table:style-name="ce24" table:formula="of:=AVERAGE([.F8:.F10])" office:value-type="float" office:value="1004.85666666667" calcext:value-type="float">
            <text:p>1004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41" calcext:value-type="float">
            <text:p>24.41</text:p>
          </table:table-cell>
          <table:table-cell office:value-type="float" office:value="0.96988" calcext:value-type="float">
            <text:p>0.96988</text:p>
          </table:table-cell>
          <table:table-cell office:value-type="float" office:value="1031.1" calcext:value-type="float">
            <text:p>1031.1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39" calcext:value-type="float">
            <text:p>24.39</text:p>
          </table:table-cell>
          <table:table-cell office:value-type="float" office:value="0.96914" calcext:value-type="float">
            <text:p>0.96914</text:p>
          </table:table-cell>
          <table:table-cell office:value-type="float" office:value="1031.8" calcext:value-type="float">
            <text:p>1031.8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6" office:value-type="string" calcext:value-type="string">
            <text:p>OMP G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.91" calcext:value-type="float">
            <text:p>14.91</text:p>
          </table:table-cell>
          <table:table-cell table:style-name="ce6" office:value-type="float" office:value="0.59236" calcext:value-type="float">
            <text:p>0.59236</text:p>
          </table:table-cell>
          <table:table-cell table:style-name="ce6" office:value-type="float" office:value="1688.2" calcext:value-type="float">
            <text:p>1688.2</text:p>
          </table:table-cell>
          <table:table-cell table:style-name="ce6" table:formula="of:=[.B11]*[.C11]" office:value-type="float" office:value="4" calcext:value-type="float">
            <text:p>4</text:p>
          </table:table-cell>
          <table:table-cell table:style-name="ce28" table:formula="of:=AVERAGE([.D11:.D13])" office:value-type="float" office:value="15.1666666666667" calcext:value-type="float">
            <text:p>15.17</text:p>
          </table:table-cell>
          <table:table-cell table:style-name="ce44" table:formula="of:=AVERAGE([.E11:.E13])" office:value-type="float" office:value="0.60277" calcext:value-type="float">
            <text:p>0.60277</text:p>
          </table:table-cell>
          <table:table-cell table:style-name="ce28" table:formula="of:=AVERAGE([.F11:.F13])" office:value-type="float" office:value="1662.46666666667" calcext:value-type="float">
            <text:p>1662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.12" calcext:value-type="float">
            <text:p>16.12</text:p>
          </table:table-cell>
          <table:table-cell office:value-type="float" office:value="0.64073" calcext:value-type="float">
            <text:p>0.64073</text:p>
          </table:table-cell>
          <table:table-cell office:value-type="float" office:value="1560.7" calcext:value-type="float">
            <text:p>1560.7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7" office:value-type="string" calcext:value-type="string">
            <text:p>OMP GC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.47" calcext:value-type="float">
            <text:p>14.47</text:p>
          </table:table-cell>
          <table:table-cell table:style-name="ce7" office:value-type="float" office:value="0.57522" calcext:value-type="float">
            <text:p>0.57522</text:p>
          </table:table-cell>
          <table:table-cell table:style-name="ce7" office:value-type="float" office:value="1738.5" calcext:value-type="float">
            <text:p>1738.5</text:p>
          </table:table-cell>
          <table:table-cell table:style-name="ce7"/>
          <table:table-cell table:style-name="ce29"/>
          <table:table-cell table:style-name="ce45"/>
          <table:table-cell table:style-name="ce29"/>
          <table:table-cell table:number-columns-repeated="1014"/>
        </table:table-row>
        <table:table-row table:style-name="ro1">
          <table:table-cell table:style-name="ce8" office:value-type="string" calcext:value-type="string">
            <text:p>OMP G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.11" calcext:value-type="float">
            <text:p>12.11</text:p>
          </table:table-cell>
          <table:table-cell table:style-name="ce8" office:value-type="float" office:value="0.48142" calcext:value-type="float">
            <text:p>0.48142</text:p>
          </table:table-cell>
          <table:table-cell table:style-name="ce8" office:value-type="float" office:value="2077.2" calcext:value-type="float">
            <text:p>2077.2</text:p>
          </table:table-cell>
          <table:table-cell table:style-name="ce8" table:formula="of:=[.B14]*[.C14]" office:value-type="float" office:value="8" calcext:value-type="float">
            <text:p>8</text:p>
          </table:table-cell>
          <table:table-cell table:style-name="ce30" table:formula="of:=AVERAGE([.D14:.D16])" office:value-type="float" office:value="11.5933333333333" calcext:value-type="float">
            <text:p>11.59</text:p>
          </table:table-cell>
          <table:table-cell table:style-name="ce46" table:formula="of:=AVERAGE([.E14:.E16])" office:value-type="float" office:value="0.460823333333333" calcext:value-type="float">
            <text:p>0.46082</text:p>
          </table:table-cell>
          <table:table-cell table:style-name="ce30" table:formula="of:=AVERAGE([.F14:.F16])" office:value-type="float" office:value="2172.8" calcext:value-type="float">
            <text:p>2172.80</text:p>
          </table:table-cell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OMP G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.1" calcext:value-type="float">
            <text:p>11.1</text:p>
          </table:table-cell>
          <table:table-cell table:style-name="ce8" office:value-type="float" office:value="0.44115" calcext:value-type="float">
            <text:p>0.44115</text:p>
          </table:table-cell>
          <table:table-cell table:style-name="ce8" office:value-type="float" office:value="2266.8" calcext:value-type="float">
            <text:p>2266.8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OMP G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.57" calcext:value-type="float">
            <text:p>11.57</text:p>
          </table:table-cell>
          <table:table-cell table:style-name="ce8" office:value-type="float" office:value="0.4599" calcext:value-type="float">
            <text:p>0.4599</text:p>
          </table:table-cell>
          <table:table-cell table:style-name="ce8" office:value-type="float" office:value="2174.4" calcext:value-type="float">
            <text:p>2174.4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6" office:value-type="string" calcext:value-type="string">
            <text:p>OMP IC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1.28" calcext:value-type="float">
            <text:p>41.28</text:p>
          </table:table-cell>
          <table:table-cell table:style-name="ce6" office:value-type="float" office:value="1.6404" calcext:value-type="float">
            <text:p>1.6404</text:p>
          </table:table-cell>
          <table:table-cell table:style-name="ce6" office:value-type="float" office:value="609.62" calcext:value-type="float">
            <text:p>609.62</text:p>
          </table:table-cell>
          <table:table-cell table:style-name="ce6" table:formula="of:=[.B17]*[.C17]" office:value-type="float" office:value="1" calcext:value-type="float">
            <text:p>1</text:p>
          </table:table-cell>
          <table:table-cell table:style-name="ce28" table:formula="of:=AVERAGE([.D17:.D19])" office:value-type="float" office:value="39.1566666666667" calcext:value-type="float">
            <text:p>39.16</text:p>
          </table:table-cell>
          <table:table-cell table:style-name="ce44" table:formula="of:=AVERAGE([.E17:.E19])" office:value-type="float" office:value="1.556" calcext:value-type="float">
            <text:p>1.55600</text:p>
          </table:table-cell>
          <table:table-cell table:style-name="ce28" table:formula="of:=AVERAGE([.F17:.F19])" office:value-type="float" office:value="643.596666666667" calcext:value-type="float">
            <text:p>643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19" calcext:value-type="float">
            <text:p>38.19</text:p>
          </table:table-cell>
          <table:table-cell office:value-type="float" office:value="1.5175" calcext:value-type="float">
            <text:p>1.5175</text:p>
          </table:table-cell>
          <table:table-cell office:value-type="float" office:value="658.98" calcext:value-type="float">
            <text:p>658.98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7" office:value-type="string" calcext:value-type="string">
            <text:p>OMP ICC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.5101" calcext:value-type="float">
            <text:p>1.5101</text:p>
          </table:table-cell>
          <table:table-cell table:style-name="ce7" office:value-type="float" office:value="662.19" calcext:value-type="float">
            <text:p>662.19</text:p>
          </table:table-cell>
          <table:table-cell table:style-name="ce7"/>
          <table:table-cell table:style-name="ce29"/>
          <table:table-cell table:style-name="ce45"/>
          <table:table-cell table:style-name="ce29"/>
          <table:table-cell table:number-columns-repeated="1014"/>
        </table:table-row>
        <table:table-row table:style-name="ro1">
          <table:table-cell table:style-name="ce4" office:value-type="string" calcext:value-type="string">
            <text:p>OMP I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38" calcext:value-type="float">
            <text:p>7.38</text:p>
          </table:table-cell>
          <table:table-cell table:style-name="ce4" office:value-type="float" office:value="0.29318" calcext:value-type="float">
            <text:p>0.29318</text:p>
          </table:table-cell>
          <table:table-cell table:style-name="ce4" office:value-type="float" office:value="3410.9" calcext:value-type="float">
            <text:p>3410.9</text:p>
          </table:table-cell>
          <table:table-cell table:style-name="ce4" table:formula="of:=[.B20]*[.C20]" office:value-type="float" office:value="16" calcext:value-type="float">
            <text:p>16</text:p>
          </table:table-cell>
          <table:table-cell table:style-name="ce26" table:formula="of:=AVERAGE([.D20:.D22])" office:value-type="float" office:value="7.44666666666667" calcext:value-type="float">
            <text:p>7.45</text:p>
          </table:table-cell>
          <table:table-cell table:style-name="ce42" table:formula="of:=AVERAGE([.E20:.E22])" office:value-type="float" office:value="0.29594" calcext:value-type="float">
            <text:p>0.29594</text:p>
          </table:table-cell>
          <table:table-cell table:style-name="ce26" table:formula="of:=AVERAGE([.F20:.F22])" office:value-type="float" office:value="3382.16666666667" calcext:value-type="float">
            <text:p>3382.17</text:p>
          </table:table-cell>
          <table:table-cell table:style-name="ce56" table:number-columns-repeated="5"/>
          <table:table-cell table:style-name="ce59" table:number-columns-repeated="1009"/>
        </table:table-row>
        <table:table-row table:style-name="ro1">
          <table:table-cell table:style-name="ce4" office:value-type="string" calcext:value-type="string">
            <text:p>OMP I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75" calcext:value-type="float">
            <text:p>7.75</text:p>
          </table:table-cell>
          <table:table-cell table:style-name="ce4" office:value-type="float" office:value="0.30815" calcext:value-type="float">
            <text:p>0.30815</text:p>
          </table:table-cell>
          <table:table-cell table:style-name="ce4" office:value-type="float" office:value="3245.1" calcext:value-type="float">
            <text:p>3245.1</text:p>
          </table:table-cell>
          <table:table-cell table:style-name="ce4"/>
          <table:table-cell table:style-name="ce26"/>
          <table:table-cell table:style-name="ce42"/>
          <table:table-cell table:style-name="ce26"/>
          <table:table-cell table:style-name="ce56" table:number-columns-repeated="5"/>
          <table:table-cell table:style-name="ce59" table:number-columns-repeated="1009"/>
        </table:table-row>
        <table:table-row table:style-name="ro1">
          <table:table-cell table:style-name="ce4" office:value-type="string" calcext:value-type="string">
            <text:p>OMP I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21" calcext:value-type="float">
            <text:p>7.21</text:p>
          </table:table-cell>
          <table:table-cell table:style-name="ce4" office:value-type="float" office:value="0.28649" calcext:value-type="float">
            <text:p>0.28649</text:p>
          </table:table-cell>
          <table:table-cell table:style-name="ce4" office:value-type="float" office:value="3490.5" calcext:value-type="float">
            <text:p>3490.5</text:p>
          </table:table-cell>
          <table:table-cell table:style-name="ce4"/>
          <table:table-cell table:style-name="ce26"/>
          <table:table-cell table:style-name="ce42"/>
          <table:table-cell table:style-name="ce26"/>
          <table:table-cell table:style-name="ce56" table:number-columns-repeated="5"/>
          <table:table-cell table:style-name="ce59" table:number-columns-repeated="1009"/>
        </table:table-row>
        <table:table-row table:style-name="ro1">
          <table:table-cell table:style-name="ce6" office:value-type="string" calcext:value-type="string">
            <text:p>OMP I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.89" calcext:value-type="float">
            <text:p>22.89</text:p>
          </table:table-cell>
          <table:table-cell table:style-name="ce6" office:value-type="float" office:value="0.90947" calcext:value-type="float">
            <text:p>0.90947</text:p>
          </table:table-cell>
          <table:table-cell table:style-name="ce6" office:value-type="float" office:value="1099.5" calcext:value-type="float">
            <text:p>1099.5</text:p>
          </table:table-cell>
          <table:table-cell table:style-name="ce6" table:formula="of:=[.B23]*[.C23]" office:value-type="float" office:value="2" calcext:value-type="float">
            <text:p>2</text:p>
          </table:table-cell>
          <table:table-cell table:style-name="ce28" table:formula="of:=AVERAGE([.D23:.D25])" office:value-type="float" office:value="23.4966666666667" calcext:value-type="float">
            <text:p>23.50</text:p>
          </table:table-cell>
          <table:table-cell table:style-name="ce44" table:formula="of:=AVERAGE([.E23:.E25])" office:value-type="float" office:value="0.93372" calcext:value-type="float">
            <text:p>0.93372</text:p>
          </table:table-cell>
          <table:table-cell table:style-name="ce28" table:formula="of:=AVERAGE([.F23:.F25])" office:value-type="float" office:value="1072.63333333333" calcext:value-type="float">
            <text:p>1072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78" calcext:value-type="float">
            <text:p>22.78</text:p>
          </table:table-cell>
          <table:table-cell office:value-type="float" office:value="0.9054" calcext:value-type="float">
            <text:p>0.9054</text:p>
          </table:table-cell>
          <table:table-cell office:value-type="float" office:value="1104.5" calcext:value-type="float">
            <text:p>1104.5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7" office:value-type="string" calcext:value-type="string">
            <text:p>OMP IC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4.82" calcext:value-type="float">
            <text:p>24.82</text:p>
          </table:table-cell>
          <table:table-cell table:style-name="ce7" office:value-type="float" office:value="0.98629" calcext:value-type="float">
            <text:p>0.98629</text:p>
          </table:table-cell>
          <table:table-cell table:style-name="ce7" office:value-type="float" office:value="1013.9" calcext:value-type="float">
            <text:p>1013.9</text:p>
          </table:table-cell>
          <table:table-cell table:style-name="ce7"/>
          <table:table-cell table:style-name="ce29"/>
          <table:table-cell table:style-name="ce45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02" calcext:value-type="float">
            <text:p>14.02</text:p>
          </table:table-cell>
          <table:table-cell office:value-type="float" office:value="0.55706" calcext:value-type="float">
            <text:p>0.55706</text:p>
          </table:table-cell>
          <table:table-cell office:value-type="float" office:value="1795.1" calcext:value-type="float">
            <text:p>1795.1</text:p>
          </table:table-cell>
          <table:table-cell table:formula="of:=[.B26]*[.C26]" office:value-type="float" office:value="4" calcext:value-type="float">
            <text:p>4</text:p>
          </table:table-cell>
          <table:table-cell table:style-name="ce24" table:formula="of:=AVERAGE([.D26:.D28])" office:value-type="float" office:value="13.2766666666667" calcext:value-type="float">
            <text:p>13.28</text:p>
          </table:table-cell>
          <table:table-cell table:style-name="ce40" table:formula="of:=AVERAGE([.E26:.E28])" office:value-type="float" office:value="0.527623333333333" calcext:value-type="float">
            <text:p>0.52762</text:p>
          </table:table-cell>
          <table:table-cell table:style-name="ce24" table:formula="of:=AVERAGE([.F26:.F28])" office:value-type="float" office:value="1898.16666666667" calcext:value-type="float">
            <text:p>1898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5" calcext:value-type="float">
            <text:p>12.85</text:p>
          </table:table-cell>
          <table:table-cell office:value-type="float" office:value="0.51085" calcext:value-type="float">
            <text:p>0.51085</text:p>
          </table:table-cell>
          <table:table-cell office:value-type="float" office:value="1957.5" calcext:value-type="float">
            <text:p>1957.5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96" calcext:value-type="float">
            <text:p>12.96</text:p>
          </table:table-cell>
          <table:table-cell office:value-type="float" office:value="0.51496" calcext:value-type="float">
            <text:p>0.51496</text:p>
          </table:table-cell>
          <table:table-cell office:value-type="float" office:value="1941.9" calcext:value-type="float">
            <text:p>1941.9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9" office:value-type="string" calcext:value-type="string">
            <text:p>OMP IC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.88" calcext:value-type="float">
            <text:p>7.88</text:p>
          </table:table-cell>
          <table:table-cell table:style-name="ce9" office:value-type="float" office:value="0.31301" calcext:value-type="float">
            <text:p>0.31301</text:p>
          </table:table-cell>
          <table:table-cell table:style-name="ce9" office:value-type="float" office:value="3194.8" calcext:value-type="float">
            <text:p>3194.8</text:p>
          </table:table-cell>
          <table:table-cell table:style-name="ce9" table:formula="of:=[.B29]*[.C29]" office:value-type="float" office:value="8" calcext:value-type="float">
            <text:p>8</text:p>
          </table:table-cell>
          <table:table-cell table:style-name="ce31" table:formula="of:=AVERAGE([.D29:.D32])" office:value-type="float" office:value="8.275" calcext:value-type="float">
            <text:p>8.28</text:p>
          </table:table-cell>
          <table:table-cell table:style-name="ce47" table:formula="of:=AVERAGE([.E29:.E32])" office:value-type="float" office:value="0.3287825" calcext:value-type="float">
            <text:p>0.32878</text:p>
          </table:table-cell>
          <table:table-cell table:style-name="ce31" table:formula="of:=AVERAGE([.F29:.F32])" office:value-type="float" office:value="3047.8" calcext:value-type="float">
            <text:p>3047.80</text:p>
          </table:table-cell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OMP I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.92" calcext:value-type="float">
            <text:p>7.92</text:p>
          </table:table-cell>
          <table:table-cell table:style-name="ce8" office:value-type="float" office:value="0.3147" calcext:value-type="float">
            <text:p>0.3147</text:p>
          </table:table-cell>
          <table:table-cell table:style-name="ce8" office:value-type="float" office:value="3177.6" calcext:value-type="float">
            <text:p>3177.6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OMP I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66" calcext:value-type="float">
            <text:p>8.66</text:p>
          </table:table-cell>
          <table:table-cell table:style-name="ce8" office:value-type="float" office:value="0.34408" calcext:value-type="float">
            <text:p>0.34408</text:p>
          </table:table-cell>
          <table:table-cell table:style-name="ce8" office:value-type="float" office:value="2906.3" calcext:value-type="float">
            <text:p>2906.3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10" office:value-type="string" calcext:value-type="string">
            <text:p>OMP ICC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64" calcext:value-type="float">
            <text:p>8.64</text:p>
          </table:table-cell>
          <table:table-cell table:style-name="ce10" office:value-type="float" office:value="0.34334" calcext:value-type="float">
            <text:p>0.34334</text:p>
          </table:table-cell>
          <table:table-cell table:style-name="ce10" office:value-type="float" office:value="2912.5" calcext:value-type="float">
            <text:p>2912.5</text:p>
          </table:table-cell>
          <table:table-cell table:style-name="ce10"/>
          <table:table-cell table:style-name="ce32"/>
          <table:table-cell table:style-name="ce48"/>
          <table:table-cell table:style-name="ce32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98" calcext:value-type="float">
            <text:p>37.98</text:p>
          </table:table-cell>
          <table:table-cell office:value-type="float" office:value="1.5091" calcext:value-type="float">
            <text:p>1.5091</text:p>
          </table:table-cell>
          <table:table-cell office:value-type="float" office:value="662.64" calcext:value-type="float">
            <text:p>662.64</text:p>
          </table:table-cell>
          <table:table-cell table:formula="of:=[.B33]*[.C33]" office:value-type="float" office:value="1" calcext:value-type="float">
            <text:p>1</text:p>
          </table:table-cell>
          <table:table-cell table:style-name="ce24" table:formula="of:=AVERAGE([.D33:.D35])" office:value-type="float" office:value="35.9966666666667" calcext:value-type="float">
            <text:p>36.00</text:p>
          </table:table-cell>
          <table:table-cell table:style-name="ce40" table:formula="of:=AVERAGE([.E33:.E35])" office:value-type="float" office:value="1.4304" calcext:value-type="float">
            <text:p>1.43040</text:p>
          </table:table-cell>
          <table:table-cell table:style-name="ce24" table:formula="of:=AVERAGE([.F33:.F35])" office:value-type="float" office:value="700.133333333333" calcext:value-type="float">
            <text:p>700.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.19" calcext:value-type="float">
            <text:p>35.19</text:p>
          </table:table-cell>
          <table:table-cell office:value-type="float" office:value="1.3984" calcext:value-type="float">
            <text:p>1.3984</text:p>
          </table:table-cell>
          <table:table-cell office:value-type="float" office:value="715.08" calcext:value-type="float">
            <text:p>715.08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82" calcext:value-type="float">
            <text:p>34.82</text:p>
          </table:table-cell>
          <table:table-cell office:value-type="float" office:value="1.3837" calcext:value-type="float">
            <text:p>1.3837</text:p>
          </table:table-cell>
          <table:table-cell office:value-type="float" office:value="722.68" calcext:value-type="float">
            <text:p>722.68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9" office:value-type="string" calcext:value-type="string">
            <text:p>MPI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1.3" calcext:value-type="float">
            <text:p>81.3</text:p>
          </table:table-cell>
          <table:table-cell table:style-name="ce9" office:value-type="float" office:value="1.4826" calcext:value-type="float">
            <text:p>1.4826</text:p>
          </table:table-cell>
          <table:table-cell table:style-name="ce9" office:value-type="float" office:value="5395.8" calcext:value-type="float">
            <text:p>5395.8</text:p>
          </table:table-cell>
          <table:table-cell table:style-name="ce9" table:formula="of:=[.B36]*[.C36]" office:value-type="float" office:value="8" calcext:value-type="float">
            <text:p>8</text:p>
          </table:table-cell>
          <table:table-cell table:style-name="ce31" table:formula="of:=AVERAGE([.D36:.D38])" office:value-type="float" office:value="83.49" calcext:value-type="float">
            <text:p>83.49</text:p>
          </table:table-cell>
          <table:table-cell table:style-name="ce47" table:formula="of:=AVERAGE([.E36:.E38])" office:value-type="float" office:value="1.5225" calcext:value-type="float">
            <text:p>1.52250</text:p>
          </table:table-cell>
          <table:table-cell table:style-name="ce31" table:formula="of:=AVERAGE([.F36:.F38])" office:value-type="float" office:value="5262.4" calcext:value-type="float">
            <text:p>5262.40</text:p>
          </table:table-cell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MPI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8.14" calcext:value-type="float">
            <text:p>88.14</text:p>
          </table:table-cell>
          <table:table-cell table:style-name="ce8" office:value-type="float" office:value="1.6073" calcext:value-type="float">
            <text:p>1.6073</text:p>
          </table:table-cell>
          <table:table-cell table:style-name="ce8" office:value-type="float" office:value="4977.2" calcext:value-type="float">
            <text:p>4977.2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10" office:value-type="string" calcext:value-type="string">
            <text:p>MP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03" calcext:value-type="float">
            <text:p>81.03</text:p>
          </table:table-cell>
          <table:table-cell table:style-name="ce10" office:value-type="float" office:value="1.4776" calcext:value-type="float">
            <text:p>1.4776</text:p>
          </table:table-cell>
          <table:table-cell table:style-name="ce10" office:value-type="float" office:value="5414.2" calcext:value-type="float">
            <text:p>5414.2</text:p>
          </table:table-cell>
          <table:table-cell table:style-name="ce10"/>
          <table:table-cell table:style-name="ce32"/>
          <table:table-cell table:style-name="ce48"/>
          <table:table-cell table:style-name="ce32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11" office:value-type="string" calcext:value-type="string">
            <text:p>HYBRID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1.15" calcext:value-type="float">
            <text:p>41.15</text:p>
          </table:table-cell>
          <table:table-cell table:style-name="ce11" office:value-type="float" office:value="1.6353" calcext:value-type="float">
            <text:p>1.6353</text:p>
          </table:table-cell>
          <table:table-cell table:style-name="ce11" office:value-type="float" office:value="611.53" calcext:value-type="float">
            <text:p>611.53</text:p>
          </table:table-cell>
          <table:table-cell table:style-name="ce11" table:formula="of:=[.B39]*[.C39]" office:value-type="float" office:value="1" calcext:value-type="float">
            <text:p>1</text:p>
          </table:table-cell>
          <table:table-cell table:style-name="ce33" table:formula="of:=AVERAGE([.D39:.D41])" office:value-type="float" office:value="38.9533333333333" calcext:value-type="float">
            <text:p>38.95</text:p>
          </table:table-cell>
          <table:table-cell table:style-name="ce49" table:formula="of:=AVERAGE([.E39:.E41])" office:value-type="float" office:value="1.54793333333333" calcext:value-type="float">
            <text:p>1.54793</text:p>
          </table:table-cell>
          <table:table-cell table:style-name="ce33" table:formula="of:=AVERAGE([.F39:.F41])" office:value-type="float" office:value="647.03" calcext:value-type="float">
            <text:p>647.03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HYBRID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7.85" calcext:value-type="float">
            <text:p>37.85</text:p>
          </table:table-cell>
          <table:table-cell table:style-name="ce12" office:value-type="float" office:value="1.5041" calcext:value-type="float">
            <text:p>1.5041</text:p>
          </table:table-cell>
          <table:table-cell table:style-name="ce12" office:value-type="float" office:value="664.85" calcext:value-type="float">
            <text:p>664.85</text:p>
          </table:table-cell>
          <table:table-cell table:style-name="ce12"/>
          <table:table-cell table:style-name="ce34"/>
          <table:table-cell table:style-name="ce50"/>
          <table:table-cell table:style-name="ce34"/>
          <table:table-cell table:number-columns-repeated="1014"/>
        </table:table-row>
        <table:table-row table:style-name="ro1">
          <table:table-cell table:style-name="ce12" office:value-type="string" calcext:value-type="string">
            <text:p>HYBRID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7.86" calcext:value-type="float">
            <text:p>37.86</text:p>
          </table:table-cell>
          <table:table-cell table:style-name="ce12" office:value-type="float" office:value="1.5044" calcext:value-type="float">
            <text:p>1.5044</text:p>
          </table:table-cell>
          <table:table-cell table:style-name="ce12" office:value-type="float" office:value="664.71" calcext:value-type="float">
            <text:p>664.71</text:p>
          </table:table-cell>
          <table:table-cell table:style-name="ce12"/>
          <table:table-cell table:style-name="ce34"/>
          <table:table-cell table:style-name="ce50"/>
          <table:table-cell table:style-name="ce34"/>
          <table:table-cell table:number-columns-repeated="1014"/>
        </table:table-row>
        <table:table-row table:style-name="ro1">
          <table:table-cell table:style-name="ce3" office:value-type="string" calcext:value-type="string">
            <text:p>HYBR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.16" calcext:value-type="float">
            <text:p>7.16</text:p>
          </table:table-cell>
          <table:table-cell table:style-name="ce3" office:value-type="float" office:value="0.28464" calcext:value-type="float">
            <text:p>0.28464</text:p>
          </table:table-cell>
          <table:table-cell table:style-name="ce3" office:value-type="float" office:value="3513.2" calcext:value-type="float">
            <text:p>3513.2</text:p>
          </table:table-cell>
          <table:table-cell table:style-name="ce3" table:formula="of:=[.B42]*[.C42]" office:value-type="float" office:value="16" calcext:value-type="float">
            <text:p>16</text:p>
          </table:table-cell>
          <table:table-cell table:style-name="ce25" table:formula="of:=AVERAGE([.D42:.D44])" office:value-type="float" office:value="7.43333333333333" calcext:value-type="float">
            <text:p>7.43</text:p>
          </table:table-cell>
          <table:table-cell table:style-name="ce41" table:formula="of:=AVERAGE([.E42:.E44])" office:value-type="float" office:value="0.295443333333333" calcext:value-type="float">
            <text:p>0.29544</text:p>
          </table:table-cell>
          <table:table-cell table:style-name="ce25" table:formula="of:=AVERAGE([.F42:.F44])" office:value-type="float" office:value="3388.93333333333" calcext:value-type="float">
            <text:p>3388.93</text:p>
          </table:table-cell>
          <table:table-cell table:style-name="ce56" table:number-columns-repeated="5"/>
          <table:table-cell table:style-name="ce59" table:number-columns-repeated="1009"/>
        </table:table-row>
        <table:table-row table:style-name="ro1">
          <table:table-cell table:style-name="ce4" office:value-type="string" calcext:value-type="string">
            <text:p>HYBRI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79" calcext:value-type="float">
            <text:p>7.79</text:p>
          </table:table-cell>
          <table:table-cell table:style-name="ce4" office:value-type="float" office:value="0.30964" calcext:value-type="float">
            <text:p>0.30964</text:p>
          </table:table-cell>
          <table:table-cell table:style-name="ce4" office:value-type="float" office:value="3229.6" calcext:value-type="float">
            <text:p>3229.6</text:p>
          </table:table-cell>
          <table:table-cell table:style-name="ce4"/>
          <table:table-cell table:style-name="ce26"/>
          <table:table-cell table:style-name="ce42"/>
          <table:table-cell table:style-name="ce26"/>
          <table:table-cell table:style-name="ce56" table:number-columns-repeated="5"/>
          <table:table-cell table:style-name="ce59" table:number-columns-repeated="1009"/>
        </table:table-row>
        <table:table-row table:style-name="ro1">
          <table:table-cell table:style-name="ce5" office:value-type="string" calcext:value-type="string">
            <text:p>HYBR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.35" calcext:value-type="float">
            <text:p>7.35</text:p>
          </table:table-cell>
          <table:table-cell table:style-name="ce5" office:value-type="float" office:value="0.29205" calcext:value-type="float">
            <text:p>0.29205</text:p>
          </table:table-cell>
          <table:table-cell table:style-name="ce5" office:value-type="float" office:value="3424" calcext:value-type="float">
            <text:p>3424</text:p>
          </table:table-cell>
          <table:table-cell table:style-name="ce5"/>
          <table:table-cell table:style-name="ce27"/>
          <table:table-cell table:style-name="ce43"/>
          <table:table-cell table:style-name="ce27"/>
          <table:table-cell table:style-name="ce56" table:number-columns-repeated="5"/>
          <table:table-cell table:style-name="ce59" table:number-columns-repeated="1009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84" calcext:value-type="float">
            <text:p>22.84</text:p>
          </table:table-cell>
          <table:table-cell office:value-type="float" office:value="0.90762" calcext:value-type="float">
            <text:p>0.90762</text:p>
          </table:table-cell>
          <table:table-cell office:value-type="float" office:value="1101.8" calcext:value-type="float">
            <text:p>1101.8</text:p>
          </table:table-cell>
          <table:table-cell table:formula="of:=[.B45]*[.C45]" office:value-type="float" office:value="2" calcext:value-type="float">
            <text:p>2</text:p>
          </table:table-cell>
          <table:table-cell table:style-name="ce24" table:formula="of:=AVERAGE([.D45:.D47])" office:value-type="float" office:value="23.4533333333333" calcext:value-type="float">
            <text:p>23.45</text:p>
          </table:table-cell>
          <table:table-cell table:style-name="ce40" table:formula="of:=AVERAGE([.E45:.E47])" office:value-type="float" office:value="0.93206" calcext:value-type="float">
            <text:p>0.93206</text:p>
          </table:table-cell>
          <table:table-cell table:style-name="ce24" table:formula="of:=AVERAGE([.F45:.F47])" office:value-type="float" office:value="1074.4" calcext:value-type="float">
            <text:p>1074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71" calcext:value-type="float">
            <text:p>24.71</text:p>
          </table:table-cell>
          <table:table-cell office:value-type="float" office:value="0.98208" calcext:value-type="float">
            <text:p>0.98208</text:p>
          </table:table-cell>
          <table:table-cell office:value-type="float" office:value="1018.2" calcext:value-type="float">
            <text:p>1018.2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81" calcext:value-type="float">
            <text:p>22.81</text:p>
          </table:table-cell>
          <table:table-cell office:value-type="float" office:value="0.90648" calcext:value-type="float">
            <text:p>0.90648</text:p>
          </table:table-cell>
          <table:table-cell office:value-type="float" office:value="1103.2" calcext:value-type="float">
            <text:p>1103.2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6" office:value-type="string" calcext:value-type="string">
            <text:p>HYBRI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.07" calcext:value-type="float">
            <text:p>15.07</text:p>
          </table:table-cell>
          <table:table-cell table:style-name="ce6" office:value-type="float" office:value="0.59896" calcext:value-type="float">
            <text:p>0.59896</text:p>
          </table:table-cell>
          <table:table-cell table:style-name="ce6" office:value-type="float" office:value="1669.6" calcext:value-type="float">
            <text:p>1669.6</text:p>
          </table:table-cell>
          <table:table-cell table:style-name="ce6" table:formula="of:=[.B48]*[.C48]" office:value-type="float" office:value="4" calcext:value-type="float">
            <text:p>4</text:p>
          </table:table-cell>
          <table:table-cell table:style-name="ce28" table:formula="of:=AVERAGE([.D48:.D50])" office:value-type="float" office:value="13.6133333333333" calcext:value-type="float">
            <text:p>13.61</text:p>
          </table:table-cell>
          <table:table-cell table:style-name="ce44" table:formula="of:=AVERAGE([.E48:.E50])" office:value-type="float" office:value="0.54098" calcext:value-type="float">
            <text:p>0.54098</text:p>
          </table:table-cell>
          <table:table-cell table:style-name="ce28" table:formula="of:=AVERAGE([.F48:.F50])" office:value-type="float" office:value="1858.66666666667" calcext:value-type="float">
            <text:p>1858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95" calcext:value-type="float">
            <text:p>12.95</text:p>
          </table:table-cell>
          <table:table-cell office:value-type="float" office:value="0.51468" calcext:value-type="float">
            <text:p>0.51468</text:p>
          </table:table-cell>
          <table:table-cell office:value-type="float" office:value="1942.9" calcext:value-type="float">
            <text:p>1942.9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7" office:value-type="string" calcext:value-type="string">
            <text:p>HYBRI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.82" calcext:value-type="float">
            <text:p>12.82</text:p>
          </table:table-cell>
          <table:table-cell table:style-name="ce7" office:value-type="float" office:value="0.5093" calcext:value-type="float">
            <text:p>0.5093</text:p>
          </table:table-cell>
          <table:table-cell table:style-name="ce7" office:value-type="float" office:value="1963.5" calcext:value-type="float">
            <text:p>1963.5</text:p>
          </table:table-cell>
          <table:table-cell table:style-name="ce7"/>
          <table:table-cell table:style-name="ce29"/>
          <table:table-cell table:style-name="ce45"/>
          <table:table-cell table:style-name="ce29"/>
          <table:table-cell table:number-columns-repeated="1014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office:value-type="float" office:value="0.34201" calcext:value-type="float">
            <text:p>0.34201</text:p>
          </table:table-cell>
          <table:table-cell table:style-name="ce8" office:value-type="float" office:value="2923.9" calcext:value-type="float">
            <text:p>2923.9</text:p>
          </table:table-cell>
          <table:table-cell table:style-name="ce8" table:formula="of:=[.B51]*[.C51]" office:value-type="float" office:value="8" calcext:value-type="float">
            <text:p>8</text:p>
          </table:table-cell>
          <table:table-cell table:style-name="ce30" table:formula="of:=AVERAGE([.D51:.D53])" office:value-type="float" office:value="8.24333333333333" calcext:value-type="float">
            <text:p>8.24</text:p>
          </table:table-cell>
          <table:table-cell table:style-name="ce46" table:formula="of:=AVERAGE([.E51:.E53])" office:value-type="float" office:value="0.327606666666667" calcext:value-type="float">
            <text:p>0.32761</text:p>
          </table:table-cell>
          <table:table-cell table:style-name="ce30" table:formula="of:=AVERAGE([.F51:.F53])" office:value-type="float" office:value="3056.13333333333" calcext:value-type="float">
            <text:p>3056.13</text:p>
          </table:table-cell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22" calcext:value-type="float">
            <text:p>8.22</text:p>
          </table:table-cell>
          <table:table-cell table:style-name="ce8" office:value-type="float" office:value="0.32671" calcext:value-type="float">
            <text:p>0.32671</text:p>
          </table:table-cell>
          <table:table-cell table:style-name="ce8" office:value-type="float" office:value="3060.8" calcext:value-type="float">
            <text:p>3060.8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.9" calcext:value-type="float">
            <text:p>7.9</text:p>
          </table:table-cell>
          <table:table-cell table:style-name="ce8" office:value-type="float" office:value="0.3141" calcext:value-type="float">
            <text:p>0.3141</text:p>
          </table:table-cell>
          <table:table-cell table:style-name="ce8" office:value-type="float" office:value="3183.7" calcext:value-type="float">
            <text:p>3183.7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9" office:value-type="string" calcext:value-type="string">
            <text:p>HYBRID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4.96" calcext:value-type="float">
            <text:p>94.96</text:p>
          </table:table-cell>
          <table:table-cell table:style-name="ce9" office:value-type="float" office:value="1.7317" calcext:value-type="float">
            <text:p>1.7317</text:p>
          </table:table-cell>
          <table:table-cell table:style-name="ce9" office:value-type="float" office:value="4619.7" calcext:value-type="float">
            <text:p>4619.7</text:p>
          </table:table-cell>
          <table:table-cell table:style-name="ce9" table:formula="of:=[.B54]*[.C54]" office:value-type="float" office:value="8" calcext:value-type="float">
            <text:p>8</text:p>
          </table:table-cell>
          <table:table-cell table:style-name="ce31" table:formula="of:=AVERAGE([.D54:.D56])" office:value-type="float" office:value="90.1233333333333" calcext:value-type="float">
            <text:p>90.12</text:p>
          </table:table-cell>
          <table:table-cell table:style-name="ce47" table:formula="of:=AVERAGE([.E54:.E56])" office:value-type="float" office:value="1.64346666666667" calcext:value-type="float">
            <text:p>1.64347</text:p>
          </table:table-cell>
          <table:table-cell table:style-name="ce31" table:formula="of:=AVERAGE([.F54:.F56])" office:value-type="float" office:value="4874.63333333333" calcext:value-type="float">
            <text:p>4874.63</text:p>
          </table:table-cell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7.57" calcext:value-type="float">
            <text:p>87.57</text:p>
          </table:table-cell>
          <table:table-cell table:style-name="ce8" office:value-type="float" office:value="1.5969" calcext:value-type="float">
            <text:p>1.5969</text:p>
          </table:table-cell>
          <table:table-cell table:style-name="ce8" office:value-type="float" office:value="5009.8" calcext:value-type="float">
            <text:p>5009.8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10" office:value-type="string" calcext:value-type="string">
            <text:p>HYBRID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7.84" calcext:value-type="float">
            <text:p>87.84</text:p>
          </table:table-cell>
          <table:table-cell table:style-name="ce10" office:value-type="float" office:value="1.6018" calcext:value-type="float">
            <text:p>1.6018</text:p>
          </table:table-cell>
          <table:table-cell table:style-name="ce10" office:value-type="float" office:value="4994.4" calcext:value-type="float">
            <text:p>4994.4</text:p>
          </table:table-cell>
          <table:table-cell table:style-name="ce10"/>
          <table:table-cell table:style-name="ce32"/>
          <table:table-cell table:style-name="ce48"/>
          <table:table-cell table:style-name="ce32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4" office:value-type="string" calcext:value-type="string">
            <text:p>HYBRI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3.71" calcext:value-type="float">
            <text:p>63.71</text:p>
          </table:table-cell>
          <table:table-cell table:style-name="ce4" office:value-type="float" office:value="1.1618" calcext:value-type="float">
            <text:p>1.1618</text:p>
          </table:table-cell>
          <table:table-cell table:style-name="ce4" office:value-type="float" office:value="6886" calcext:value-type="float">
            <text:p>6886</text:p>
          </table:table-cell>
          <table:table-cell table:style-name="ce4" table:formula="of:=[.B57]*[.C57]" office:value-type="float" office:value="16" calcext:value-type="float">
            <text:p>16</text:p>
          </table:table-cell>
          <table:table-cell table:style-name="ce26" table:formula="of:=AVERAGE([.D57:.D59])" office:value-type="float" office:value="60.07" calcext:value-type="float">
            <text:p>60.07</text:p>
          </table:table-cell>
          <table:table-cell table:style-name="ce42" table:formula="of:=AVERAGE([.E57:.E59])" office:value-type="float" office:value="1.09543333333333" calcext:value-type="float">
            <text:p>1.09543</text:p>
          </table:table-cell>
          <table:table-cell table:style-name="ce26" table:formula="of:=AVERAGE([.F57:.F59])" office:value-type="float" office:value="7316.3" calcext:value-type="float">
            <text:p>7316.30</text:p>
          </table:table-cell>
          <table:table-cell table:style-name="ce56" table:number-columns-repeated="5"/>
          <table:table-cell table:style-name="ce59" table:number-columns-repeated="1009"/>
        </table:table-row>
        <table:table-row table:style-name="ro1">
          <table:table-cell table:style-name="ce4" office:value-type="string" calcext:value-type="string">
            <text:p>HYBRI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.29" calcext:value-type="float">
            <text:p>58.29</text:p>
          </table:table-cell>
          <table:table-cell table:style-name="ce4" office:value-type="float" office:value="1.063" calcext:value-type="float">
            <text:p>1.063</text:p>
          </table:table-cell>
          <table:table-cell table:style-name="ce4" office:value-type="float" office:value="7526.2" calcext:value-type="float">
            <text:p>7526.2</text:p>
          </table:table-cell>
          <table:table-cell table:style-name="ce4"/>
          <table:table-cell table:style-name="ce26"/>
          <table:table-cell table:style-name="ce42"/>
          <table:table-cell table:style-name="ce26"/>
          <table:table-cell table:style-name="ce56" table:number-columns-repeated="5"/>
          <table:table-cell table:style-name="ce59" table:number-columns-repeated="1009"/>
        </table:table-row>
        <table:table-row table:style-name="ro1">
          <table:table-cell table:style-name="ce4" office:value-type="string" calcext:value-type="string">
            <text:p>HYBRI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.21" calcext:value-type="float">
            <text:p>58.21</text:p>
          </table:table-cell>
          <table:table-cell table:style-name="ce4" office:value-type="float" office:value="1.0615" calcext:value-type="float">
            <text:p>1.0615</text:p>
          </table:table-cell>
          <table:table-cell table:style-name="ce4" office:value-type="float" office:value="7536.7" calcext:value-type="float">
            <text:p>7536.7</text:p>
          </table:table-cell>
          <table:table-cell table:style-name="ce4"/>
          <table:table-cell table:style-name="ce26"/>
          <table:table-cell table:style-name="ce42"/>
          <table:table-cell table:style-name="ce26"/>
          <table:table-cell table:style-name="ce56" table:number-columns-repeated="5"/>
          <table:table-cell table:style-name="ce59" table:number-columns-repeated="1009"/>
        </table:table-row>
        <table:table-row table:style-name="ro1" table:number-rows-repeated="37">
          <table:table-cell table:style-name="Default" table:number-columns-repeated="1024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56" calcext:value-type="float">
            <text:p>39.56</text:p>
          </table:table-cell>
          <table:table-cell office:value-type="float" office:value="1.5719" calcext:value-type="float">
            <text:p>1.5719</text:p>
          </table:table-cell>
          <table:table-cell office:value-type="float" office:value="636.17" calcext:value-type="float">
            <text:p>636.17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40.6466666666667" calcext:value-type="float">
            <text:p>40.65</text:p>
          </table:table-cell>
          <table:table-cell table:style-name="ce40" office:value-type="float" office:value="1.6152" calcext:value-type="float">
            <text:p>1.61520</text:p>
          </table:table-cell>
          <table:table-cell table:style-name="ce24" office:value-type="float" office:value="620.063333333333" calcext:value-type="float">
            <text:p>62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92" calcext:value-type="float">
            <text:p>42.92</text:p>
          </table:table-cell>
          <table:table-cell office:value-type="float" office:value="1.7056" calcext:value-type="float">
            <text:p>1.7056</text:p>
          </table:table-cell>
          <table:table-cell office:value-type="float" office:value="586.3" calcext:value-type="float">
            <text:p>586.3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46" calcext:value-type="float">
            <text:p>39.46</text:p>
          </table:table-cell>
          <table:table-cell office:value-type="float" office:value="1.5681" calcext:value-type="float">
            <text:p>1.5681</text:p>
          </table:table-cell>
          <table:table-cell office:value-type="float" office:value="637.72" calcext:value-type="float">
            <text:p>637.72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6" office:value-type="string" calcext:value-type="string">
            <text:p>OMP IC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1.28" calcext:value-type="float">
            <text:p>41.28</text:p>
          </table:table-cell>
          <table:table-cell table:style-name="ce6" office:value-type="float" office:value="1.6404" calcext:value-type="float">
            <text:p>1.6404</text:p>
          </table:table-cell>
          <table:table-cell table:style-name="ce6" office:value-type="float" office:value="609.62" calcext:value-type="float">
            <text:p>609.62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float" office:value="39.1566666666667" calcext:value-type="float">
            <text:p>39.16</text:p>
          </table:table-cell>
          <table:table-cell table:style-name="ce44" office:value-type="float" office:value="1.556" calcext:value-type="float">
            <text:p>1.55600</text:p>
          </table:table-cell>
          <table:table-cell table:style-name="ce28" office:value-type="float" office:value="643.596666666667" calcext:value-type="float">
            <text:p>643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19" calcext:value-type="float">
            <text:p>38.19</text:p>
          </table:table-cell>
          <table:table-cell office:value-type="float" office:value="1.5175" calcext:value-type="float">
            <text:p>1.5175</text:p>
          </table:table-cell>
          <table:table-cell office:value-type="float" office:value="658.98" calcext:value-type="float">
            <text:p>658.98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7" office:value-type="string" calcext:value-type="string">
            <text:p>OMP ICC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.5101" calcext:value-type="float">
            <text:p>1.5101</text:p>
          </table:table-cell>
          <table:table-cell table:style-name="ce7" office:value-type="float" office:value="662.19" calcext:value-type="float">
            <text:p>662.19</text:p>
          </table:table-cell>
          <table:table-cell table:style-name="ce7"/>
          <table:table-cell table:style-name="ce29"/>
          <table:table-cell table:style-name="ce45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98" calcext:value-type="float">
            <text:p>37.98</text:p>
          </table:table-cell>
          <table:table-cell office:value-type="float" office:value="1.5091" calcext:value-type="float">
            <text:p>1.5091</text:p>
          </table:table-cell>
          <table:table-cell office:value-type="float" office:value="662.64" calcext:value-type="float">
            <text:p>662.64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35.9966666666667" calcext:value-type="float">
            <text:p>36.00</text:p>
          </table:table-cell>
          <table:table-cell table:style-name="ce40" office:value-type="float" office:value="1.4304" calcext:value-type="float">
            <text:p>1.43040</text:p>
          </table:table-cell>
          <table:table-cell table:style-name="ce24" office:value-type="float" office:value="700.133333333333" calcext:value-type="float">
            <text:p>700.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.19" calcext:value-type="float">
            <text:p>35.19</text:p>
          </table:table-cell>
          <table:table-cell office:value-type="float" office:value="1.3984" calcext:value-type="float">
            <text:p>1.3984</text:p>
          </table:table-cell>
          <table:table-cell office:value-type="float" office:value="715.08" calcext:value-type="float">
            <text:p>715.08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82" calcext:value-type="float">
            <text:p>34.82</text:p>
          </table:table-cell>
          <table:table-cell office:value-type="float" office:value="1.3837" calcext:value-type="float">
            <text:p>1.3837</text:p>
          </table:table-cell>
          <table:table-cell office:value-type="float" office:value="722.68" calcext:value-type="float">
            <text:p>722.68</text:p>
          </table:table-cell>
          <table:table-cell/>
          <table:table-cell table:style-name="ce24"/>
          <table:table-cell table:style-name="ce40"/>
          <table:table-cell table:style-name="ce24"/>
          <table:table-cell table:number-columns-repeated="1014"/>
        </table:table-row>
        <table:table-row table:style-name="ro1">
          <table:table-cell table:style-name="ce11" office:value-type="string" calcext:value-type="string">
            <text:p>HYBRID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1.15" calcext:value-type="float">
            <text:p>41.15</text:p>
          </table:table-cell>
          <table:table-cell table:style-name="ce11" office:value-type="float" office:value="1.6353" calcext:value-type="float">
            <text:p>1.6353</text:p>
          </table:table-cell>
          <table:table-cell table:style-name="ce11" office:value-type="float" office:value="611.53" calcext:value-type="float">
            <text:p>611.53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float" office:value="38.9533333333333" calcext:value-type="float">
            <text:p>38.95</text:p>
          </table:table-cell>
          <table:table-cell table:style-name="ce49" office:value-type="float" office:value="1.54793333333333" calcext:value-type="float">
            <text:p>1.54793</text:p>
          </table:table-cell>
          <table:table-cell table:style-name="ce33" office:value-type="float" office:value="647.03" calcext:value-type="float">
            <text:p>647.03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HYBRID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7.85" calcext:value-type="float">
            <text:p>37.85</text:p>
          </table:table-cell>
          <table:table-cell table:style-name="ce12" office:value-type="float" office:value="1.5041" calcext:value-type="float">
            <text:p>1.5041</text:p>
          </table:table-cell>
          <table:table-cell table:style-name="ce12" office:value-type="float" office:value="664.85" calcext:value-type="float">
            <text:p>664.85</text:p>
          </table:table-cell>
          <table:table-cell table:style-name="ce12"/>
          <table:table-cell table:style-name="ce34"/>
          <table:table-cell table:style-name="ce50"/>
          <table:table-cell table:style-name="ce34"/>
          <table:table-cell table:number-columns-repeated="1014"/>
        </table:table-row>
        <table:table-row table:style-name="ro1">
          <table:table-cell table:style-name="ce12" office:value-type="string" calcext:value-type="string">
            <text:p>HYBRID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7.86" calcext:value-type="float">
            <text:p>37.86</text:p>
          </table:table-cell>
          <table:table-cell table:style-name="ce12" office:value-type="float" office:value="1.5044" calcext:value-type="float">
            <text:p>1.5044</text:p>
          </table:table-cell>
          <table:table-cell table:style-name="ce12" office:value-type="float" office:value="664.71" calcext:value-type="float">
            <text:p>664.71</text:p>
          </table:table-cell>
          <table:table-cell table:style-name="ce12"/>
          <table:table-cell table:style-name="ce34"/>
          <table:table-cell table:style-name="ce50"/>
          <table:table-cell table:style-name="ce34"/>
          <table:table-cell table:number-columns-repeated="1014"/>
        </table:table-row>
        <table:table-row table:style-name="ro1" table:number-rows-repeated="2">
          <table:table-cell table:style-name="ce13" table:number-columns-repeated="10"/>
          <table:table-cell table:number-columns-repeated="1014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8" office:value-type="string" calcext:value-type="string">
            <text:p>OMP G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.11" calcext:value-type="float">
            <text:p>12.11</text:p>
          </table:table-cell>
          <table:table-cell table:style-name="ce8" office:value-type="float" office:value="0.48142" calcext:value-type="float">
            <text:p>0.48142</text:p>
          </table:table-cell>
          <table:table-cell table:style-name="ce8" office:value-type="float" office:value="2077.2" calcext:value-type="float">
            <text:p>2077.2</text:p>
          </table:table-cell>
          <table:table-cell table:style-name="ce8" office:value-type="float" office:value="8" calcext:value-type="float">
            <text:p>8</text:p>
          </table:table-cell>
          <table:table-cell table:style-name="ce30" office:value-type="float" office:value="11.5933333333333" calcext:value-type="float">
            <text:p>11.59</text:p>
          </table:table-cell>
          <table:table-cell table:style-name="ce46" office:value-type="float" office:value="0.460823333333333" calcext:value-type="float">
            <text:p>0.46082</text:p>
          </table:table-cell>
          <table:table-cell table:style-name="ce30" office:value-type="float" office:value="2172.8" calcext:value-type="float">
            <text:p>2172.80</text:p>
          </table:table-cell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OMP G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.1" calcext:value-type="float">
            <text:p>11.1</text:p>
          </table:table-cell>
          <table:table-cell table:style-name="ce8" office:value-type="float" office:value="0.44115" calcext:value-type="float">
            <text:p>0.44115</text:p>
          </table:table-cell>
          <table:table-cell table:style-name="ce8" office:value-type="float" office:value="2266.8" calcext:value-type="float">
            <text:p>2266.8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OMP G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.57" calcext:value-type="float">
            <text:p>11.57</text:p>
          </table:table-cell>
          <table:table-cell table:style-name="ce8" office:value-type="float" office:value="0.4599" calcext:value-type="float">
            <text:p>0.4599</text:p>
          </table:table-cell>
          <table:table-cell table:style-name="ce8" office:value-type="float" office:value="2174.4" calcext:value-type="float">
            <text:p>2174.4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9" office:value-type="string" calcext:value-type="string">
            <text:p>OMP IC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.88" calcext:value-type="float">
            <text:p>7.88</text:p>
          </table:table-cell>
          <table:table-cell table:style-name="ce9" office:value-type="float" office:value="0.31301" calcext:value-type="float">
            <text:p>0.31301</text:p>
          </table:table-cell>
          <table:table-cell table:style-name="ce9" office:value-type="float" office:value="3194.8" calcext:value-type="float">
            <text:p>3194.8</text:p>
          </table:table-cell>
          <table:table-cell table:style-name="ce9" office:value-type="float" office:value="8" calcext:value-type="float">
            <text:p>8</text:p>
          </table:table-cell>
          <table:table-cell table:style-name="ce31" office:value-type="float" office:value="8.275" calcext:value-type="float">
            <text:p>8.28</text:p>
          </table:table-cell>
          <table:table-cell table:style-name="ce47" office:value-type="float" office:value="0.3287825" calcext:value-type="float">
            <text:p>0.32878</text:p>
          </table:table-cell>
          <table:table-cell table:style-name="ce31" office:value-type="float" office:value="3047.8" calcext:value-type="float">
            <text:p>3047.80</text:p>
          </table:table-cell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OMP I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.92" calcext:value-type="float">
            <text:p>7.92</text:p>
          </table:table-cell>
          <table:table-cell table:style-name="ce8" office:value-type="float" office:value="0.3147" calcext:value-type="float">
            <text:p>0.3147</text:p>
          </table:table-cell>
          <table:table-cell table:style-name="ce8" office:value-type="float" office:value="3177.6" calcext:value-type="float">
            <text:p>3177.6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OMP I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66" calcext:value-type="float">
            <text:p>8.66</text:p>
          </table:table-cell>
          <table:table-cell table:style-name="ce8" office:value-type="float" office:value="0.34408" calcext:value-type="float">
            <text:p>0.34408</text:p>
          </table:table-cell>
          <table:table-cell table:style-name="ce8" office:value-type="float" office:value="2906.3" calcext:value-type="float">
            <text:p>2906.3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10" office:value-type="string" calcext:value-type="string">
            <text:p>OMP ICC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64" calcext:value-type="float">
            <text:p>8.64</text:p>
          </table:table-cell>
          <table:table-cell table:style-name="ce10" office:value-type="float" office:value="0.34334" calcext:value-type="float">
            <text:p>0.34334</text:p>
          </table:table-cell>
          <table:table-cell table:style-name="ce10" office:value-type="float" office:value="2912.5" calcext:value-type="float">
            <text:p>2912.5</text:p>
          </table:table-cell>
          <table:table-cell table:style-name="ce10"/>
          <table:table-cell table:style-name="ce32"/>
          <table:table-cell table:style-name="ce48"/>
          <table:table-cell table:style-name="ce32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9" office:value-type="string" calcext:value-type="string">
            <text:p>MPI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1.3" calcext:value-type="float">
            <text:p>81.3</text:p>
          </table:table-cell>
          <table:table-cell table:style-name="ce9" office:value-type="float" office:value="1.4826" calcext:value-type="float">
            <text:p>1.4826</text:p>
          </table:table-cell>
          <table:table-cell table:style-name="ce9" office:value-type="float" office:value="5395.8" calcext:value-type="float">
            <text:p>5395.8</text:p>
          </table:table-cell>
          <table:table-cell table:style-name="ce9" office:value-type="float" office:value="8" calcext:value-type="float">
            <text:p>8</text:p>
          </table:table-cell>
          <table:table-cell table:style-name="ce31" office:value-type="float" office:value="83.49" calcext:value-type="float">
            <text:p>83.49</text:p>
          </table:table-cell>
          <table:table-cell table:style-name="ce47" office:value-type="float" office:value="1.5225" calcext:value-type="float">
            <text:p>1.52250</text:p>
          </table:table-cell>
          <table:table-cell table:style-name="ce31" office:value-type="float" office:value="5262.4" calcext:value-type="float">
            <text:p>5262.40</text:p>
          </table:table-cell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MPI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8.14" calcext:value-type="float">
            <text:p>88.14</text:p>
          </table:table-cell>
          <table:table-cell table:style-name="ce8" office:value-type="float" office:value="1.6073" calcext:value-type="float">
            <text:p>1.6073</text:p>
          </table:table-cell>
          <table:table-cell table:style-name="ce8" office:value-type="float" office:value="4977.2" calcext:value-type="float">
            <text:p>4977.2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10" office:value-type="string" calcext:value-type="string">
            <text:p>MP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03" calcext:value-type="float">
            <text:p>81.03</text:p>
          </table:table-cell>
          <table:table-cell table:style-name="ce10" office:value-type="float" office:value="1.4776" calcext:value-type="float">
            <text:p>1.4776</text:p>
          </table:table-cell>
          <table:table-cell table:style-name="ce10" office:value-type="float" office:value="5414.2" calcext:value-type="float">
            <text:p>5414.2</text:p>
          </table:table-cell>
          <table:table-cell table:style-name="ce10"/>
          <table:table-cell table:style-name="ce32"/>
          <table:table-cell table:style-name="ce48"/>
          <table:table-cell table:style-name="ce32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office:value-type="float" office:value="0.34201" calcext:value-type="float">
            <text:p>0.34201</text:p>
          </table:table-cell>
          <table:table-cell table:style-name="ce8" office:value-type="float" office:value="2923.9" calcext:value-type="float">
            <text:p>2923.9</text:p>
          </table:table-cell>
          <table:table-cell table:style-name="ce8" office:value-type="float" office:value="8" calcext:value-type="float">
            <text:p>8</text:p>
          </table:table-cell>
          <table:table-cell table:style-name="ce30" office:value-type="float" office:value="8.24333333333333" calcext:value-type="float">
            <text:p>8.24</text:p>
          </table:table-cell>
          <table:table-cell table:style-name="ce46" office:value-type="float" office:value="0.327606666666667" calcext:value-type="float">
            <text:p>0.32761</text:p>
          </table:table-cell>
          <table:table-cell table:style-name="ce30" office:value-type="float" office:value="3056.13333333333" calcext:value-type="float">
            <text:p>3056.13</text:p>
          </table:table-cell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22" calcext:value-type="float">
            <text:p>8.22</text:p>
          </table:table-cell>
          <table:table-cell table:style-name="ce8" office:value-type="float" office:value="0.32671" calcext:value-type="float">
            <text:p>0.32671</text:p>
          </table:table-cell>
          <table:table-cell table:style-name="ce8" office:value-type="float" office:value="3060.8" calcext:value-type="float">
            <text:p>3060.8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.9" calcext:value-type="float">
            <text:p>7.9</text:p>
          </table:table-cell>
          <table:table-cell table:style-name="ce8" office:value-type="float" office:value="0.3141" calcext:value-type="float">
            <text:p>0.3141</text:p>
          </table:table-cell>
          <table:table-cell table:style-name="ce8" office:value-type="float" office:value="3183.7" calcext:value-type="float">
            <text:p>3183.7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9" office:value-type="string" calcext:value-type="string">
            <text:p>HYBRID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4.96" calcext:value-type="float">
            <text:p>94.96</text:p>
          </table:table-cell>
          <table:table-cell table:style-name="ce9" office:value-type="float" office:value="1.7317" calcext:value-type="float">
            <text:p>1.7317</text:p>
          </table:table-cell>
          <table:table-cell table:style-name="ce9" office:value-type="float" office:value="4619.7" calcext:value-type="float">
            <text:p>4619.7</text:p>
          </table:table-cell>
          <table:table-cell table:style-name="ce9" office:value-type="float" office:value="8" calcext:value-type="float">
            <text:p>8</text:p>
          </table:table-cell>
          <table:table-cell table:style-name="ce31" office:value-type="float" office:value="90.1233333333333" calcext:value-type="float">
            <text:p>90.12</text:p>
          </table:table-cell>
          <table:table-cell table:style-name="ce47" office:value-type="float" office:value="1.64346666666667" calcext:value-type="float">
            <text:p>1.64347</text:p>
          </table:table-cell>
          <table:table-cell table:style-name="ce31" office:value-type="float" office:value="4874.63333333333" calcext:value-type="float">
            <text:p>4874.63</text:p>
          </table:table-cell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7.57" calcext:value-type="float">
            <text:p>87.57</text:p>
          </table:table-cell>
          <table:table-cell table:style-name="ce8" office:value-type="float" office:value="1.5969" calcext:value-type="float">
            <text:p>1.5969</text:p>
          </table:table-cell>
          <table:table-cell table:style-name="ce8" office:value-type="float" office:value="5009.8" calcext:value-type="float">
            <text:p>5009.8</text:p>
          </table:table-cell>
          <table:table-cell table:style-name="ce8"/>
          <table:table-cell table:style-name="ce30"/>
          <table:table-cell table:style-name="ce46"/>
          <table:table-cell table:style-name="ce30"/>
          <table:table-cell table:style-name="ce57" table:number-columns-repeated="5"/>
          <table:table-cell table:style-name="ce60" table:number-columns-repeated="1009"/>
        </table:table-row>
        <table:table-row table:style-name="ro1">
          <table:table-cell table:style-name="ce10" office:value-type="string" calcext:value-type="string">
            <text:p>HYBRID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7.84" calcext:value-type="float">
            <text:p>87.84</text:p>
          </table:table-cell>
          <table:table-cell table:style-name="ce10" office:value-type="float" office:value="1.6018" calcext:value-type="float">
            <text:p>1.6018</text:p>
          </table:table-cell>
          <table:table-cell table:style-name="ce10" office:value-type="float" office:value="4994.4" calcext:value-type="float">
            <text:p>4994.4</text:p>
          </table:table-cell>
          <table:table-cell table:style-name="ce10"/>
          <table:table-cell table:style-name="ce32"/>
          <table:table-cell table:style-name="ce48"/>
          <table:table-cell table:style-name="ce32"/>
          <table:table-cell table:style-name="ce57" table:number-columns-repeated="5"/>
          <table:table-cell table:style-name="ce60" table:number-columns-repeated="1009"/>
        </table:table-row>
        <table:table-row table:style-name="ro1" table:number-rows-repeated="4">
          <table:table-cell table:style-name="ce13" table:number-columns-repeated="10"/>
          <table:table-cell table:number-columns-repeated="1014"/>
        </table:table-row>
        <table:table-row table:style-name="ro1">
          <table:table-cell table:style-name="ce14" office:value-type="string" calcext:value-type="string">
            <text:p>OMP GCC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.34" calcext:value-type="float">
            <text:p>12.34</text:p>
          </table:table-cell>
          <table:table-cell table:style-name="ce19" office:value-type="float" office:value="0.49022" calcext:value-type="float">
            <text:p>0.49022</text:p>
          </table:table-cell>
          <table:table-cell table:style-name="ce19" office:value-type="float" office:value="2039.9" calcext:value-type="float">
            <text:p>2039.9</text:p>
          </table:table-cell>
          <table:table-cell table:style-name="ce19" office:value-type="float" office:value="16" calcext:value-type="float">
            <text:p>16</text:p>
          </table:table-cell>
          <table:table-cell table:style-name="ce35" office:value-type="float" office:value="11.5933333333333" calcext:value-type="float">
            <text:p>11.59</text:p>
          </table:table-cell>
          <table:table-cell table:style-name="ce35" office:value-type="float" office:value="0.460696666666667" calcext:value-type="float">
            <text:p>0.46</text:p>
          </table:table-cell>
          <table:table-cell table:style-name="ce51" office:value-type="float" office:value="2174.96666666667" calcext:value-type="float">
            <text:p>2174.97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OMP GC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1.19" calcext:value-type="float">
            <text:p>11.19</text:p>
          </table:table-cell>
          <table:table-cell table:style-name="ce13" office:value-type="float" office:value="0.44482" calcext:value-type="float">
            <text:p>0.44482</text:p>
          </table:table-cell>
          <table:table-cell table:style-name="ce13" office:value-type="float" office:value="2248.1" calcext:value-type="float">
            <text:p>2248.1</text:p>
          </table:table-cell>
          <table:table-cell table:style-name="ce13"/>
          <table:table-cell table:style-name="ce36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15" office:value-type="string" calcext:value-type="string">
            <text:p>OMP GC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1.25" calcext:value-type="float">
            <text:p>11.25</text:p>
          </table:table-cell>
          <table:table-cell table:style-name="ce13" office:value-type="float" office:value="0.44705" calcext:value-type="float">
            <text:p>0.44705</text:p>
          </table:table-cell>
          <table:table-cell table:style-name="ce13" office:value-type="float" office:value="2236.9" calcext:value-type="float">
            <text:p>2236.9</text:p>
          </table:table-cell>
          <table:table-cell table:style-name="ce13"/>
          <table:table-cell table:style-name="ce36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16" office:value-type="string" calcext:value-type="string">
            <text:p>OMP ICC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7.38" calcext:value-type="float">
            <text:p>7.38</text:p>
          </table:table-cell>
          <table:table-cell table:style-name="ce20" office:value-type="float" office:value="0.29318" calcext:value-type="float">
            <text:p>0.29318</text:p>
          </table:table-cell>
          <table:table-cell table:style-name="ce20" office:value-type="float" office:value="3410.9" calcext:value-type="float">
            <text:p>3410.9</text:p>
          </table:table-cell>
          <table:table-cell table:style-name="ce20" office:value-type="float" office:value="16" calcext:value-type="float">
            <text:p>16</text:p>
          </table:table-cell>
          <table:table-cell table:style-name="ce37" office:value-type="float" office:value="7.44666666666667" calcext:value-type="float">
            <text:p>7.45</text:p>
          </table:table-cell>
          <table:table-cell table:style-name="ce37" office:value-type="float" office:value="0.29594" calcext:value-type="float">
            <text:p>0.30</text:p>
          </table:table-cell>
          <table:table-cell table:style-name="ce53" office:value-type="float" office:value="3382.16666666667" calcext:value-type="float">
            <text:p>3382.17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OMP IC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7.75" calcext:value-type="float">
            <text:p>7.75</text:p>
          </table:table-cell>
          <table:table-cell table:style-name="ce13" office:value-type="float" office:value="0.30815" calcext:value-type="float">
            <text:p>0.30815</text:p>
          </table:table-cell>
          <table:table-cell table:style-name="ce13" office:value-type="float" office:value="3245.1" calcext:value-type="float">
            <text:p>3245.1</text:p>
          </table:table-cell>
          <table:table-cell table:style-name="ce13"/>
          <table:table-cell table:style-name="ce36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17" office:value-type="string" calcext:value-type="string">
            <text:p>OMP ICC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7.21" calcext:value-type="float">
            <text:p>7.21</text:p>
          </table:table-cell>
          <table:table-cell table:style-name="ce21" office:value-type="float" office:value="0.28649" calcext:value-type="float">
            <text:p>0.28649</text:p>
          </table:table-cell>
          <table:table-cell table:style-name="ce21" office:value-type="float" office:value="3490.5" calcext:value-type="float">
            <text:p>3490.5</text:p>
          </table:table-cell>
          <table:table-cell table:style-name="ce21"/>
          <table:table-cell table:style-name="ce38" table:number-columns-repeated="2"/>
          <table:table-cell table:style-name="ce54"/>
          <table:table-cell table:number-columns-repeated="1014"/>
        </table:table-row>
        <table:table-row table:style-name="ro1">
          <table:table-cell table:style-name="ce15" office:value-type="string" calcext:value-type="string">
            <text:p>HYBR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7.16" calcext:value-type="float">
            <text:p>7.16</text:p>
          </table:table-cell>
          <table:table-cell table:style-name="ce13" office:value-type="float" office:value="0.28464" calcext:value-type="float">
            <text:p>0.28464</text:p>
          </table:table-cell>
          <table:table-cell table:style-name="ce13" office:value-type="float" office:value="3513.2" calcext:value-type="float">
            <text:p>3513.2</text:p>
          </table:table-cell>
          <table:table-cell table:style-name="ce13" office:value-type="float" office:value="16" calcext:value-type="float">
            <text:p>16</text:p>
          </table:table-cell>
          <table:table-cell table:style-name="ce36" office:value-type="float" office:value="7.43333333333333" calcext:value-type="float">
            <text:p>7.43</text:p>
          </table:table-cell>
          <table:table-cell table:style-name="ce36" office:value-type="float" office:value="0.295443333333333" calcext:value-type="float">
            <text:p>0.30</text:p>
          </table:table-cell>
          <table:table-cell table:style-name="ce52" office:value-type="float" office:value="3388.93333333333" calcext:value-type="float">
            <text:p>3388.93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HYBR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7.79" calcext:value-type="float">
            <text:p>7.79</text:p>
          </table:table-cell>
          <table:table-cell table:style-name="ce13" office:value-type="float" office:value="0.30964" calcext:value-type="float">
            <text:p>0.30964</text:p>
          </table:table-cell>
          <table:table-cell table:style-name="ce13" office:value-type="float" office:value="3229.6" calcext:value-type="float">
            <text:p>3229.6</text:p>
          </table:table-cell>
          <table:table-cell table:style-name="ce13"/>
          <table:table-cell table:style-name="ce36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15" office:value-type="string" calcext:value-type="string">
            <text:p>HYBR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0.29205" calcext:value-type="float">
            <text:p>0.29205</text:p>
          </table:table-cell>
          <table:table-cell table:style-name="ce13" office:value-type="float" office:value="3424" calcext:value-type="float">
            <text:p>3424</text:p>
          </table:table-cell>
          <table:table-cell table:style-name="ce13"/>
          <table:table-cell table:style-name="ce36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16" office:value-type="string" calcext:value-type="string">
            <text:p>HYBRID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3.71" calcext:value-type="float">
            <text:p>63.71</text:p>
          </table:table-cell>
          <table:table-cell table:style-name="ce20" office:value-type="float" office:value="1.1618" calcext:value-type="float">
            <text:p>1.1618</text:p>
          </table:table-cell>
          <table:table-cell table:style-name="ce20" office:value-type="float" office:value="6886" calcext:value-type="float">
            <text:p>6886</text:p>
          </table:table-cell>
          <table:table-cell table:style-name="ce20" office:value-type="float" office:value="16" calcext:value-type="float">
            <text:p>16</text:p>
          </table:table-cell>
          <table:table-cell table:style-name="ce37" office:value-type="float" office:value="60.07" calcext:value-type="float">
            <text:p>60.07</text:p>
          </table:table-cell>
          <table:table-cell table:style-name="ce37" office:value-type="float" office:value="1.09543333333333" calcext:value-type="float">
            <text:p>1.10</text:p>
          </table:table-cell>
          <table:table-cell table:style-name="ce53" office:value-type="float" office:value="7316.3" calcext:value-type="float">
            <text:p>7316.3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HYBRID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8.29" calcext:value-type="float">
            <text:p>58.29</text:p>
          </table:table-cell>
          <table:table-cell table:style-name="ce13" office:value-type="float" office:value="1.063" calcext:value-type="float">
            <text:p>1.063</text:p>
          </table:table-cell>
          <table:table-cell table:style-name="ce13" office:value-type="float" office:value="7526.2" calcext:value-type="float">
            <text:p>7526.2</text:p>
          </table:table-cell>
          <table:table-cell table:style-name="ce13"/>
          <table:table-cell table:style-name="ce36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18" office:value-type="string" calcext:value-type="string">
            <text:p>HYBRID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8.21" calcext:value-type="float">
            <text:p>58.21</text:p>
          </table:table-cell>
          <table:table-cell table:style-name="ce22" office:value-type="float" office:value="1.0615" calcext:value-type="float">
            <text:p>1.0615</text:p>
          </table:table-cell>
          <table:table-cell table:style-name="ce22" office:value-type="float" office:value="7536.7" calcext:value-type="float">
            <text:p>7536.7</text:p>
          </table:table-cell>
          <table:table-cell table:style-name="ce22"/>
          <table:table-cell table:style-name="ce39" table:number-columns-repeated="2"/>
          <table:table-cell table:style-name="ce55"/>
          <table:table-cell table:number-columns-repeated="1014"/>
        </table:table-row>
        <table:table-row table:style-name="ro1" table:number-rows-repeated="145">
          <table:table-cell table:style-name="ce13" table:number-columns-repeated="10"/>
          <table:table-cell table:number-columns-repeated="1014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1:20:46.467448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2:33:34.760684876</dc:date>
    <meta:editing-duration>PT18M20S</meta:editing-duration>
    <meta:editing-cycles>5</meta:editing-cycles>
    <meta:generator>LibreOffice/4.4.6.3$Linux_X86_64 LibreOffice_project/40m0$Build-3</meta:generator>
    <dc:creator>erik </dc:creator>
    <meta:document-statistic meta:table-count="1" meta:cell-count="726" meta:object-count="0"/>
  </office:meta>
</office:document-meta>
</file>